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49cm" style:rel-column-width="10857*"/>
    </style:style>
    <style:style style:name="Table1.B" style:family="table-column">
      <style:table-column-properties style:column-width="15.852cm" style:rel-column-width="54678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71cm" svg:height="0.771cm" draw:z-index="0"><draw:image xlink:href="../../odt/images/020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Задержка на шаг интегрирован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8">C-</text:span>код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5cm" svg:height="1.431cm" draw:z-index="0"><draw:image xlink:href="../../odt/images/020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реализует задержку входной величины на один шаг моделирования (интегрирования):</text:span></text:p>
            <text:p text:style-name="P4"><text:span text:style-name="T2"><draw:frame draw:style-name="fr3" draw:name="Object1" text:anchor-type="as-char" svg:width="3.535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Text_20_body"><text:span text:style-name="T2">где</text:span><text:span text:style-name="T2"><draw:frame draw:style-name="fr3" draw:name="Объект2" text:anchor-type="as-char" svg:width="2.157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–</text:span><text:span text:style-name="T3"> i-</text:span><text:span text:style-name="T4">ый элемент входного сигнала в блок на предыдущем шаге моделирования, </text:span><text:span text:style-name="T2"><draw:frame draw:style-name="fr3" draw:name="Объект4" text:anchor-type="as-char" svg:width="1.182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– элемент выходного сигнала из блока.</text:span></text:p>
            <text:p text:style-name="Text_20_body"><text:span text:style-name="T5">Свойства</text:span>:</text:p>
            <text:list xml:id="list1856582054854713311" text:style-name="L1">
              <text:list-item>
                <text:p text:style-name="P5">Развязка алгебраических петель – флаг, показывающий как должен сортироваться блок. Если указано что должен, то блок будет отсортирован в первую очередь. Другими словами это означает, что блок используется для развязки алгебраических петель.</text:p>
              </text:list-item>
              <text:list-item>
                <text:p text:style-name="P5">Начальные условия – начальные условия (вектор начальных условий) на выходе блока на первом шаге задачи.</text:p>
              </text:list-item>
            </text:list>
            <text:p text:style-name="Text_20_body"><text:span text:style-name="T7">Примечание:</text:span><text:span text:style-name="T6"> по умолчанию блок реализует задержку скалярного входного сигнала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а на шаг интегрирования</dc:title>
    <dc:date>2012-03-30T15:53:18.93</dc:date>
    <meta:generator>OpenOffice_Beta/4.1.0$Win32 OpenOffice.org_project/410m14$Build-9760</meta:generator>
    <meta:editing-duration>PT2H5M42S</meta:editing-duration>
    <meta:editing-cycles>58</meta:editing-cycles>
    <meta:document-statistic meta:table-count="1" meta:image-count="2" meta:object-count="3" meta:page-count="1" meta:paragraph-count="13" meta:word-count="101" meta:character-count="705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i>i</mi>
        </msub>
      </mrow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y_i(t) = u_i(t - %DELTA t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_i(t- %DELTA t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